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0549" officeooo:paragraph-rsid="00080549"/>
    </style:style>
    <style:style style:name="P2" style:family="paragraph" style:parent-style-name="Standard">
      <style:text-properties officeooo:rsid="00080549" officeooo:paragraph-rsid="00083073"/>
    </style:style>
    <style:style style:name="P3" style:family="paragraph" style:parent-style-name="Standard">
      <style:text-properties officeooo:rsid="00083073" officeooo:paragraph-rsid="00083073"/>
    </style:style>
    <style:style style:name="P4" style:family="paragraph" style:parent-style-name="Standard">
      <style:text-properties officeooo:rsid="000878de" officeooo:paragraph-rsid="000878de"/>
    </style:style>
    <style:style style:name="P5" style:family="paragraph" style:parent-style-name="Standard">
      <style:text-properties officeooo:rsid="0009b9b9" officeooo:paragraph-rsid="0009b9b9"/>
    </style:style>
    <style:style style:name="P6" style:family="paragraph" style:parent-style-name="Standard">
      <style:paragraph-properties fo:break-before="page"/>
      <style:text-properties officeooo:rsid="0009b9b9" officeooo:paragraph-rsid="0009b9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307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3073" style:font-weight-asian="normal" style:font-weight-complex="normal"/>
    </style:style>
    <style:style style:name="T5" style:family="text">
      <style:text-properties fo:font-weight="normal" officeooo:rsid="000878de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09b9b9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09d2d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or export your <text:span text:style-name="T1">.stl</text:span><text:span text:style-name="T3"> file from your design</text:span></text:p>
      <text:p text:style-name="P1"><text:span text:style-name="T3"/></text:p>
      <text:p text:style-name="P1"><text:span text:style-name="T3">Open the Prusa Slic</text:span><text:span text:style-name="T5">e</text:span><text:span text:style-name="T3">r software</text:span></text:p>
      <text:p text:style-name="P1"><text:span text:style-name="T3"/></text:p>
      <text:p text:style-name="P2"><text:span text:style-name="T3">Import the </text:span><text:span text:style-name="T1">.stl</text:span><text:span text:style-name="T3"> </text:span><text:span text:style-name="T4">file by using the Add symbol or selecting </text:span><text:span text:style-name="T2">File/Import</text:span><text:span text:style-name="T3"> </text:span><text:span text:style-name="T2">STL/OBJ/3MF/AMF</text:span></text:p>
      <text:p text:style-name="P2"><text:span text:style-name="T4"/></text:p>
      <text:p text:style-name="P3"><text:span text:style-name="T3">Makes sure you only import one file! If you use the Add tool this will be obvious but using File/Import </text:span><text:span text:style-name="T5">you can sometimes import 2 files an d</text:span></text:p>
      <text:p text:style-name="P3"><text:span text:style-name="T5"/></text:p>
      <text:p text:style-name="P4"><text:span text:style-name="T3">Define your print settings</text:span></text:p>
      <text:p text:style-name="P4"><text:span text:style-name="T3"/></text:p>
      <text:p text:style-name="P4"><text:span text:style-name="T3">For PLA between 0 – 0.2 mm:</text:span></text:p>
      <text:p text:style-name="P4"><text:span text:style-name="T3"/></text:p>
      <text:p text:style-name="P4"><text:span text:style-name="T3">Pretty </text:span><text:span text:style-name="T6">PLA V4.0 0 – 0.2mm</text:span></text:p>
      <text:p text:style-name="P4"><text:span text:style-name="T6"/></text:p>
      <text:p text:style-name="P4"><text:span text:style-name="T6">Prusa PLA</text:span></text:p>
      <text:p text:style-name="P4"><text:span text:style-name="T6"/></text:p>
      <text:p text:style-name="P4"><text:span text:style-name="T6">Original Prusa I M3 MK3S</text:span></text:p>
      <text:p text:style-name="P4"><text:span text:style-name="T6"/></text:p>
      <text:p text:style-name="P4"><text:span text:style-name="T6">Slice Now and wait for the Slicer software to slice your model into G-code the printer understands</text:span></text:p>
      <text:p text:style-name="P4"><text:span text:style-name="T6"/></text:p>
      <text:p text:style-name="P4"><text:span text:style-name="T6">Export G-code to the SD card ready to print!</text:span></text:p>
      <text:p text:style-name="P4"><text:span text:style-name="T6"/></text:p>
      <text:p text:style-name="P4"><text:span text:style-name="T6">Remove the SD card from the computer </text:span><text:span text:style-name="T7">once saved.</text:span></text:p>
      <text:p text:style-name="P4"><text:span text:style-name="T7"/></text:p>
      <text:p text:style-name="P4"><text:span text:style-name="T7"/></text:p>
      <text:p text:style-name="P6"><text:span text:style-name="T6">Printing Checklis</text:span><text:span text:style-name="T8">t</text:span></text:p>
      <text:p text:style-name="P5"><text:span text:style-name="T6"/></text:p>
      <text:p text:style-name="P5"><text:span text:style-name="T8">Turn</text:span><text:span text:style-name="T6"> the Prusa Slicer</text:span><text:span text:style-name="T8"> on at the wall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56:12.632871732</meta:creation-date>
    <dc:date>2020-03-05T13:17:41.173449538</dc:date>
    <meta:editing-duration>PT29M58S</meta:editing-duration>
    <meta:editing-cycles>1</meta:editing-cycles>
    <meta:document-statistic meta:table-count="0" meta:image-count="0" meta:object-count="0" meta:page-count="2" meta:paragraph-count="14" meta:word-count="122" meta:character-count="661" meta:non-whitespace-character-count="551"/>
    <meta:generator>LibreOffice/6.0.7.3$Linux_X86_64 LibreOffice_project/00m0$Build-3</meta:generator>
  </office:meta>
</office:document-meta>
</file>